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bff7" style:font-weight-asian="normal" style:font-weight-complex="normal"/>
    </style:style>
    <style:style style:name="T4" style:family="text">
      <style:text-properties officeooo:rsid="001a55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llgemein</text:h>
      <text:p text:style-name="P1">Schriftart:<text:span text:style-name="T2">Times New Roman</text:span></text:p>
      <text:p text:style-name="P1">Schriftfarbe: <text:span text:style-name="T2">schwarz</text:span></text:p>
      <text:p text:style-name="P1">Schriftgröße: <text:span text:style-name="T2">12</text:span></text:p>
      <text:p text:style-name="P1">Seitengröße: <text:span text:style-name="T2">DIN A5</text:span></text:p>
      <text:p text:style-name="P1">Seitenrand: <text:span text:style-name="T2">2 cm </text:span><text:span text:style-name="T3">(oben, unten, links, rechts)</text:span></text:p>
      <text:p text:style-name="P1">Seiten-/Hintergrundfarbe: <text:span text:style-name="T2">weiß</text:span></text:p>
      <text:p text:style-name="P1">Seitennummerierung: <text:span text:style-name="T2">Jede Seite ist nummeriert. Die Seitenzahl befindet sich unten in der Mitte.</text:span></text:p>
      <text:p text:style-name="Text_20_body"><text:span text:style-name="T1">Bilder:</text:span> Falls Bilder als Illustrationen den Büchern hinzugefügt werden, sollten sie stets eine Seite einnehmen und eine kurze Beschreibung oder einen Namen in kursiver Schrift als Überschrift erhalten. <text:span text:style-name="T4">Selbstverständlich sollten die Bilder im Idealfall farbig abgedruckt werden.</text:span></text:p>
      <text:p text:style-name="P1">Titelseite: <text:span text:style-name="T2">Die Titelseite der Bücher ist schwarz mit einem roten Schriftzug „Die Macht des Feuers“. Darunter steht in weißer Schrift und etwas kleiner „Band &lt;n&gt;: &lt;Bandname&gt;“.</text:span></text:p>
      <text:p text:style-name="P1">Buchrücken:<text:span text:style-name="T2"> Auf dem Buchrücken muss kurz zusammengefasst werden, um was es in dem Buch geht, wobei jedoch kein Ausgang und kaum etwas vom wirklichen Verlauf des Buches verraten werden sollte. Außerdem muss daraufhin gewiesen werden, aus welcher Sicht die Geschichte erzählt wird.</text:span></text:p>
      <text:p text:style-name="P1">Kapitelauflistung<text:span text:style-name="T2">: Die Kapitelauflistung erfolgt auf der ersten Seite. Die Kapitel werden mit der Überschrift „Kapitel“ untereinander aufgelistet und ihre jeweilige Seitenzahl am rechten Rand angegeben (mit Punkten als Abstandsmarkierung).</text:span></text:p>
      <text:p text:style-name="P1">Bandhinweis: <text:span text:style-name="T2">Auf der Seite nach der Kapitelauflistung erfolgt ein Bandhinweis mit der Überschrift des Bandnamens und eventuell einer Art geschichtlichen Vorwortes</text:span></text:p>
      <text:p text:style-name="P1">Gedichte/Gesänge: <text:span text:style-name="T2">Gedichte und Gesänge werden in kursiver Schrift normaler Größe, zentriert dargestellt. Dabei werden normalerweise keine Satzzeichen verwendet und jede Zeile wird mit einem Großbuchstaben begonnen.</text:span></text:p>
      <text:p text:style-name="P1">Charaktere: <text:span text:style-name="T2">Jedes Buch hat einen Anhang mit der Auflistung aller namentlich genannter Charaktere. Dabei wird in Lautschrift die Aussprache des Namens und eine kurze Beschreibung des Charakters angegeben.</text:span></text:p>
      <text:p text:style-name="P1">Orte: <text:span text:style-name="T2">Nach der Auflistung aller Charaktere, werden alle im Buch vorkommenden Orte aufgelistet. Wieder erhalten sie eine mit Lautschrift beschriebene Aussprache und eine kurze Beschreibung.</text:span></text:p>
      <text:p text:style-name="P1">Wesen: <text:span text:style-name="T2">Zu guter Letzt werden alle Wesen auf die gleiche Weise aufgelistet. Wesen sind solche, die keinen speziellen Namen haben, der sie als Persönlichkeit identifiziert.</text:span></text:p>
      <text:p text:style-name="P1">Ereignisse: <text:span text:style-name="T2">Wichtige Ereignisse werden mit ihren Seitenzahlen unter einem bestimmten Namen nach den Wesen aufgelis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mino Dauth</meta:initial-creator>
    <meta:creation-date>2010-06-06T15:03:57</meta:creation-date>
    <meta:generator>OpenOffice.org/3.2$Linux OpenOffice.org_project/320m19$Build-9505</meta:generator>
    <dc:date>2011-02-27T11:35:42</dc:date>
    <dc:creator>Tamino Dauth</dc:creator>
    <meta:editing-duration>PT00H25M21S</meta:editing-duration>
    <meta:editing-cycles>20</meta:editing-cycles>
    <meta:document-statistic meta:table-count="0" meta:image-count="0" meta:object-count="0" meta:page-count="1" meta:paragraph-count="18" meta:word-count="310" meta:character-count="2287"/>
  </office:meta>
</office:document-meta>
</file>